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3229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7291666666666665in"/>
    </style:style>
    <style:style style:name="co5" style:family="table-column">
      <style:table-column-properties fo:break-before="auto" style:column-width="1.656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9062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0729166666666665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6354166666666667in"/>
    </style:style>
    <style:style style:name="co12" style:family="table-column">
      <style:table-column-properties fo:break-before="auto" style:column-width="1.5625in"/>
    </style:style>
    <style:style style:name="co13" style:family="table-column">
      <style:table-column-properties fo:break-before="auto" style:column-width="1.3125in"/>
    </style:style>
    <style:style style:name="co14" style:family="table-column">
      <style:table-column-properties fo:break-before="auto" style:column-width="2.0520833333333335in"/>
    </style:style>
    <style:style style:name="co15" style:family="table-column">
      <style:table-column-properties fo:break-before="auto" style:column-width="1.25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1.0520833730697632in"/>
    </style:style>
    <style:style style:name="co18" style:family="table-column">
      <style:table-column-properties fo:break-before="auto" style:column-width="2.4375in"/>
    </style:style>
    <style:style style:name="co19" style:family="table-column">
      <style:table-column-properties fo:break-before="auto" style:column-width="2.2604166666666665in"/>
    </style:style>
    <style:style style:name="co20" style:family="table-column">
      <style:table-column-properties fo:break-before="auto" style:column-width="1.0520833730697632in"/>
    </style:style>
    <style:style style:name="co21" style:family="table-column">
      <style:table-column-properties fo:break-before="auto" style:column-width="1.8541666666666667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1.0520833730697632in"/>
    </style:style>
    <style:style style:name="co24" style:family="table-column">
      <style:table-column-properties fo:break-before="auto" style:column-width="2.322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offender-suspected-of-using-dur">
      <style:table-properties table:display="true" style:writing-mode="lr-tb"/>
    </style:style>
    <style:style style:name="ta3" style:family="table" style:master-page-name="PageStyle_5f_victim-resident-status">
      <style:table-properties table:display="true" style:writing-mode="lr-tb"/>
    </style:style>
    <style:style style:name="ta4" style:family="table" style:master-page-name="PageStyle_5f_violent-crime-location-by-offen">
      <style:table-properties table:display="true" style:writing-mode="lr-tb"/>
    </style:style>
    <style:style style:name="ta5" style:family="table" style:master-page-name="PageStyle_5f_violent-crime-by-day-of-week-an">
      <style:table-properties table:display="true" style:writing-mode="lr-tb"/>
    </style:style>
    <style:style style:name="ta6" style:family="table" style:master-page-name="PageStyle_5f_type-of-weapon-force-involved-d">
      <style:table-properties table:display="true" style:writing-mode="lr-tb"/>
    </style:style>
    <style:style style:name="ta7" style:family="table" style:master-page-name="PageStyle_5f_type-injury-sustained-during-of">
      <style:table-properties table:display="true" style:writing-mode="lr-tb"/>
    </style:style>
    <style:style style:name="ta8" style:family="table" style:master-page-name="PageStyle_5f_victim-age-gender-and-race">
      <style:table-properties table:display="true" style:writing-mode="lr-tb"/>
    </style:style>
    <style:style style:name="ta9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Spouse</text:p>
          </table:table-cell>
          <table:table-cell table:style-name="ce21" office:value-type="float" office:value="773">
            <text:p>773</text:p>
          </table:table-cell>
        </table:table-row>
        <table:table-row table:style-name="ro2">
          <table:table-cell table:style-name="ce21" office:value-type="string">
            <text:p>Common-Law Spouse</text:p>
          </table:table-cell>
          <table:table-cell table:style-name="ce21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Parent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1" office:value-type="string">
            <text:p>Sibling</text:p>
          </table:table-cell>
          <table:table-cell table:style-name="ce21" office:value-type="float" office:value="395">
            <text:p>395</text:p>
          </table:table-cell>
        </table:table-row>
        <table:table-row table:style-name="ro2">
          <table:table-cell table:style-name="ce21" office:value-type="string">
            <text:p>Child</text:p>
          </table:table-cell>
          <table:table-cell table:style-name="ce21" office:value-type="float" office:value="552">
            <text:p>552</text:p>
          </table:table-cell>
        </table:table-row>
        <table:table-row table:style-name="ro2">
          <table:table-cell table:style-name="ce21" office:value-type="string">
            <text:p>Grandparent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randchild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In-Law</text:p>
          </table:table-cell>
          <table:table-cell table:style-name="ce21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Stepparent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Stepchild</text:p>
          </table:table-cell>
          <table:table-cell table:style-name="ce21" office:value-type="float" office:value="184">
            <text:p>184</text:p>
          </table:table-cell>
        </table:table-row>
        <table:table-row table:style-name="ro2">
          <table:table-cell table:style-name="ce21" office:value-type="string">
            <text:p>Stepsibling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Other Family Member</text:p>
          </table:table-cell>
          <table:table-cell table:style-name="ce21" office:value-type="float" office:value="606">
            <text:p>606</text:p>
          </table:table-cell>
        </table:table-row>
        <table:table-row table:style-name="ro2">
          <table:table-cell table:style-name="ce21" office:value-type="string">
            <text:p>Victim Was Offender</text:p>
          </table:table-cell>
          <table:table-cell table:style-name="ce21" office:value-type="float" office:value="451">
            <text:p>451</text:p>
          </table:table-cell>
        </table:table-row>
        <table:table-row table:style-name="ro2">
          <table:table-cell table:style-name="ce21" office:value-type="string">
            <text:p>Acquaintance</text:p>
          </table:table-cell>
          <table:table-cell table:style-name="ce21" office:value-type="float" office:value="5032">
            <text:p>5032</text:p>
          </table:table-cell>
        </table:table-row>
        <table:table-row table:style-name="ro2">
          <table:table-cell table:style-name="ce21" office:value-type="string">
            <text:p>Friend</text:p>
          </table:table-cell>
          <table:table-cell table:style-name="ce21" office:value-type="float" office:value="1092">
            <text:p>1092</text:p>
          </table:table-cell>
        </table:table-row>
        <table:table-row table:style-name="ro2">
          <table:table-cell table:style-name="ce21" office:value-type="string">
            <text:p>Neighbor</text:p>
          </table:table-cell>
          <table:table-cell table:style-name="ce21" office:value-type="float" office:value="360">
            <text:p>360</text:p>
          </table:table-cell>
        </table:table-row>
        <table:table-row table:style-name="ro2">
          <table:table-cell table:style-name="ce21" office:value-type="string">
            <text:p>Babysittee (the baby)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Boyfriend/Girlfriend</text:p>
          </table:table-cell>
          <table:table-cell table:style-name="ce21" office:value-type="float" office:value="1440">
            <text:p>1440</text:p>
          </table:table-cell>
        </table:table-row>
        <table:table-row table:style-name="ro2">
          <table:table-cell table:style-name="ce21" office:value-type="string">
            <text:p>Child of Boyfriend/Girlfriend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Homosexual Relationship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Ex-Spouse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Employee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Employer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Otherwise Known</text:p>
          </table:table-cell>
          <table:table-cell table:style-name="ce21" office:value-type="float" office:value="2125">
            <text:p>2125</text:p>
          </table:table-cell>
        </table:table-row>
        <table:table-row table:style-name="ro2">
          <table:table-cell table:style-name="ce21" office:value-type="string">
            <text:p>Stranger</text:p>
          </table:table-cell>
          <table:table-cell table:style-name="ce21" office:value-type="float" office:value="7588">
            <text:p>758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0471">
            <text:p>1047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31927">
            <text:p>31927</text:p>
          </table:table-cell>
        </table:table-row>
      </table:table>
      <table:table table:name="offender-suspected-of-using-dur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3" table:default-cell-style-name="ce15" table:number-columns-repeated="253"/>
        <table:table-row table:style-name="ro2">
          <table:table-cell table:style-name="ce21" table:number-columns-spanned="4" table:number-rows-spanned="1" office:value-type="string">
            <text:p>Violent Crime Where Offender(s) Suspected of Using By Offense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Suspected of Using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Computer Equipment</text:p>
          </table:table-cell>
          <table:table-cell table:style-name="ce21" office:value-type="string">
            <text:p>Drugs</text:p>
          </table:table-cell>
        </table:table-row>
        <table:table-row table:style-name="ro2">
          <table:table-cell table:style-name="ce21" office:value-type="string">
            <text:p>Murder/Non-Negligent Manslaughter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1247">
            <text:p>124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818">
            <text:p>18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26">
            <text:p>326</text:p>
          </table:table-cell>
        </table:table-row>
      </table:table>
      <table:table table:name="victim-resident-statu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esidental Status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1" office:value-type="float" office:value="17379">
            <text:p>17379</text:p>
          </table:table-cell>
        </table:table-row>
        <table:table-row table:style-name="ro2">
          <table:table-cell table:style-name="ce21" office:value-type="string">
            <text:p>Nonresident</text:p>
          </table:table-cell>
          <table:table-cell table:style-name="ce21" office:value-type="float" office:value="3764">
            <text:p>3764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2532">
            <text:p>2532</text:p>
          </table:table-cell>
        </table:table-row>
        <table:table-row table:style-name="ro2">
          <table:table-cell table:style-name="ce21" office:value-type="string">
            <text:p>Total Victims</text:p>
          </table:table-cell>
          <table:table-cell table:style-name="ce21" office:value-type="float" office:value="23675">
            <text:p>23675</text:p>
          </table:table-cell>
        </table:table-row>
      </table:table>
      <table:table table:name="violent-crime-location-by-offen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8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8" table:default-cell-style-name="ce15" table:number-columns-repeated="248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8">
            <text:p>218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06">
            <text:p>506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259">
            <text:p>2259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175">
            <text:p>2175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885">
            <text:p>885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692">
            <text:p>4692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1411">
            <text:p>1411</text:p>
          </table:table-cell>
          <table:table-cell table:style-name="ce21" office:value-type="float" office:value="1143">
            <text:p>1143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54">
            <text:p>254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326">
            <text:p>32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26])" office:value-type="string">
            <text:p>325</text:p>
          </table:table-cell>
          <table:table-cell table:formula="oooc:=SUM([.C2:.C26])" office:value-type="string">
            <text:p>20</text:p>
          </table:table-cell>
          <table:table-cell table:formula="oooc:=SUM([.D2:.D26])" office:value-type="string">
            <text:p>10033</text:p>
          </table:table-cell>
          <table:table-cell table:formula="oooc:=SUM([.E2:.E26])" office:value-type="string">
            <text:p>1641</text:p>
          </table:table-cell>
          <table:table-cell table:formula="oooc:=SUM([.F2:.F26])" office:value-type="string">
            <text:p>608</text:p>
          </table:table-cell>
          <table:table-cell table:formula="oooc:=SUM([.G2:.G26])" office:value-type="string">
            <text:p>347</text:p>
          </table:table-cell>
          <table:table-cell table:formula="oooc:=SUM([.H2:.H26])" office:value-type="string">
            <text:p>2128</text:p>
          </table:table-cell>
          <table:table-cell table:formula="oooc:=SUM([.I2:.I26])" office:value-type="string">
            <text:p>6609</text:p>
          </table:table-cell>
        </table:table-row>
      </table:table>
      <table:table table:name="violent-crime-by-day-of-week-an" table:style-name="ta5" table:print="false">
        <office:forms form:automatic-focus="false" form:apply-design-mode="false"/>
        <table:table-column table:style-name="co16" table:default-cell-style-name="ce15" table:number-columns-repeated="256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1:59</text:p>
          </table:table-cell>
          <table:table-cell table:style-name="ce22" office:value-type="string">
            <text:p>02:00-03:59</text:p>
          </table:table-cell>
          <table:table-cell table:style-name="ce22" office:value-type="string">
            <text:p>04:00-05:59</text:p>
          </table:table-cell>
          <table:table-cell table:style-name="ce22" office:value-type="string">
            <text:p>06:00-07:59</text:p>
          </table:table-cell>
          <table:table-cell table:style-name="ce22" office:value-type="string">
            <text:p>08:00-09:59</text:p>
          </table:table-cell>
          <table:table-cell table:style-name="ce22" office:value-type="string">
            <text:p>10:00-11:59</text:p>
          </table:table-cell>
          <table:table-cell table:style-name="ce22" office:value-type="string">
            <text:p>12:00-13:59</text:p>
          </table:table-cell>
          <table:table-cell table:style-name="ce22" office:value-type="string">
            <text:p>14:00-15:59</text:p>
          </table:table-cell>
          <table:table-cell table:style-name="ce22" office:value-type="string">
            <text:p>16:00-17:59</text:p>
          </table:table-cell>
          <table:table-cell table:style-name="ce22" office:value-type="string">
            <text:p>18:00-19:59</text:p>
          </table:table-cell>
          <table:table-cell table:style-name="ce22" office:value-type="string">
            <text:p>20:00-21:59</text:p>
          </table:table-cell>
          <table:table-cell table:style-name="ce22" office:value-type="string">
            <text:p>22:00-23:59</text:p>
          </table:table-cell>
          <table:table-cell table:style-name="ce22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461">
            <text:p>461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428">
            <text:p>428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393">
            <text:p>393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541">
            <text:p>541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557">
            <text:p>557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639">
            <text:p>639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8])" office:value-type="string">
            <text:p>3474</text:p>
          </table:table-cell>
          <table:table-cell table:formula="oooc:=SUM([.C2:.C8])" office:value-type="string">
            <text:p>1587</text:p>
          </table:table-cell>
          <table:table-cell table:formula="oooc:=SUM([.D2:.D8])" office:value-type="string">
            <text:p>743</text:p>
          </table:table-cell>
          <table:table-cell table:formula="oooc:=SUM([.E2:.E8])" office:value-type="string">
            <text:p>568</text:p>
          </table:table-cell>
          <table:table-cell table:formula="oooc:=SUM([.F2:.F8])" office:value-type="string">
            <text:p>918</text:p>
          </table:table-cell>
          <table:table-cell table:formula="oooc:=SUM([.G2:.G8])" office:value-type="string">
            <text:p>1105</text:p>
          </table:table-cell>
          <table:table-cell table:formula="oooc:=SUM([.H2:.H8])" office:value-type="string">
            <text:p>1363</text:p>
          </table:table-cell>
          <table:table-cell table:formula="oooc:=SUM([.I2:.I8])" office:value-type="string">
            <text:p>1597</text:p>
          </table:table-cell>
          <table:table-cell table:formula="oooc:=SUM([.J2:.J8])" office:value-type="string">
            <text:p>1735</text:p>
          </table:table-cell>
          <table:table-cell table:formula="oooc:=SUM([.K2:.K8])" office:value-type="string">
            <text:p>2088</text:p>
          </table:table-cell>
          <table:table-cell table:formula="oooc:=SUM([.L2:.L8])" office:value-type="string">
            <text:p>2900</text:p>
          </table:table-cell>
          <table:table-cell table:formula="oooc:=SUM([.M2:.M8])" office:value-type="string">
            <text:p>3131</text:p>
          </table:table-cell>
          <table:table-cell table:formula="oooc:=SUM([.N2:.N8])" office:value-type="string">
            <text:p>511</text:p>
          </table:table-cell>
        </table:table-row>
      </table:table>
      <table:table table:name="type-of-weapon-force-involved-d" table:style-name="ta6" table:print="false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17" table:default-cell-style-name="ce15" table:number-columns-repeated="254"/>
        <table:table-row table:style-name="ro2">
          <table:table-cell table:style-name="ce21" office:value-type="string">
            <text:p>Type of Weapon/Force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Firearm (type unknown)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529">
            <text:p>52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55">
            <text:p>555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59">
            <text:p>65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89">
            <text:p>2089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7">
            <text:p>357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Automatic Shotgu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 Firear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Other Auto. Firear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Knife/Cutting Instr.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890">
            <text:p>189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28">
            <text:p>428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15">
            <text:p>12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5">
            <text:p>185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rsonal Weapon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205">
            <text:p>3205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368">
            <text:p>368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1354">
            <text:p>1354</text:p>
          </table:table-cell>
          <table:table-cell table:style-name="ce21" office:value-type="float" office:value="1678">
            <text:p>1678</text:p>
          </table:table-cell>
        </table:table-row>
        <table:table-row table:style-name="ro2">
          <table:table-cell table:style-name="ce21" office:value-type="string">
            <text:p>Poi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plosiv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ire/Incend. Devic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s/Narc./Sleep Pill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phyxiatio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354">
            <text:p>354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23">
            <text:p>423</text:p>
          </table:table-cell>
        </table:table-row>
      </table:table>
      <table:table table:name="type-injury-sustained-during-of" table:style-name="ta7" table:print="false">
        <office:forms form:automatic-focus="false" form:apply-design-mode="false"/>
        <table:table-column table:style-name="co21" table:default-cell-style-name="ce15"/>
        <table:table-column table:style-name="co20" table:default-cell-style-name="ce15" table:number-columns-repeated="255"/>
        <table:table-row table:style-name="ro2">
          <table:table-cell table:style-name="ce21" office:value-type="string">
            <text:p>Type Inju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3298">
            <text:p>3298</text:p>
          </table:table-cell>
          <table:table-cell table:style-name="ce21" office:value-type="float" office:value="1154">
            <text:p>1154</text:p>
          </table:table-cell>
          <table:table-cell table:style-name="ce21" office:value-type="float" office:value="529">
            <text:p>529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2077">
            <text:p>2077</text:p>
          </table:table-cell>
          <table:table-cell table:style-name="ce21" office:value-type="float" office:value="5160">
            <text:p>5160</text:p>
          </table:table-cell>
        </table:table-row>
        <table:table-row table:style-name="ro2">
          <table:table-cell table:style-name="ce21" office:value-type="string">
            <text:p>Apparent Broken Bones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Possible Internal Injury</text:p>
          </table:table-cell>
          <table:table-cell table:style-name="ce21" office:value-type="float" office:value="567">
            <text:p>567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Severe Laceration</text:p>
          </table:table-cell>
          <table:table-cell table:style-name="ce21" office:value-type="float" office:value="2286">
            <text:p>228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3">
            <text:p>183</text:p>
          </table:table-cell>
        </table:table-row>
        <table:table-row table:style-name="ro2">
          <table:table-cell table:style-name="ce21" office:value-type="string">
            <text:p>Apparent Minor Injury</text:p>
          </table:table-cell>
          <table:table-cell table:style-name="ce21" office:value-type="float" office:value="4051">
            <text:p>4051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1409">
            <text:p>1409</text:p>
          </table:table-cell>
        </table:table-row>
        <table:table-row table:style-name="ro2">
          <table:table-cell table:style-name="ce21" office:value-type="string">
            <text:p>Other Major Injury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7">
            <text:p>147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2282">
            <text:p>12282</text:p>
          </table:table-cell>
          <table:table-cell table:style-name="ce21" office:value-type="float" office:value="1699">
            <text:p>1699</text:p>
          </table:table-cell>
          <table:table-cell table:style-name="ce21" office:value-type="float" office:value="665">
            <text:p>665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2330">
            <text:p>2330</text:p>
          </table:table-cell>
          <table:table-cell table:style-name="ce21" office:value-type="float" office:value="7102">
            <text:p>7102</text:p>
          </table:table-cell>
        </table:table-row>
      </table:table>
      <table:table table:name="victim-age-gender-and-race" table:style-name="ta8" table:print="false">
        <office:forms form:automatic-focus="false" form:apply-design-mode="false"/>
        <table:table-column table:style-name="co22" table:default-cell-style-name="ce15" table:number-columns-repeated="256"/>
        <table:table-row table:style-name="ro2">
          <table:table-cell table:style-name="ce22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-18</text:p>
          </table:table-cell>
          <table:table-cell table:style-name="ce22" office:value-type="string">
            <text:p>19-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-18</text:p>
          </table:table-cell>
          <table:table-cell table:style-name="ce22" office:value-type="string">
            <text:p>19-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1" office:value-type="float" office:value="1552">
            <text:p>1552</text:p>
          </table:table-cell>
          <table:table-cell table:style-name="ce21" office:value-type="float" office:value="3348">
            <text:p>3348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2165">
            <text:p>2165</text:p>
          </table:table-cell>
          <table:table-cell table:style-name="ce21" office:value-type="float" office:value="1388">
            <text:p>1388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1" office:value-type="float" office:value="1133">
            <text:p>1133</text:p>
          </table:table-cell>
          <table:table-cell table:style-name="ce21" office:value-type="float" office:value="3097">
            <text:p>3097</text:p>
          </table:table-cell>
          <table:table-cell table:style-name="ce21" office:value-type="float" office:value="1876">
            <text:p>1876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1802">
            <text:p>1802</text:p>
          </table:table-cell>
          <table:table-cell table:style-name="ce21" office:value-type="float" office:value="954">
            <text:p>954</text:p>
          </table:table-cell>
        </table:table-row>
        <table:table-row table:style-name="ro2">
          <table:table-cell table:style-name="ce22" office:value-type="string">
            <text:p>American Indian/Alaskan Nativ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Asian/Pacific Island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table:formula="oooc:=SUM([.B4:.B8])" office:value-type="string">
            <text:p>2849</text:p>
          </table:table-cell>
          <table:table-cell table:style-name="ce23" table:formula="oooc:=SUM([.C4:.C8])" office:value-type="string">
            <text:p>6647</text:p>
          </table:table-cell>
          <table:table-cell table:style-name="ce23" table:formula="oooc:=SUM([.D4:.D8])" office:value-type="string">
            <text:p>3976</text:p>
          </table:table-cell>
          <table:table-cell table:style-name="ce23" table:formula="oooc:=SUM([.E4:.E8])" office:value-type="string">
            <text:p>3740</text:p>
          </table:table-cell>
          <table:table-cell table:style-name="ce23" table:formula="oooc:=SUM([.F4:.F8])" office:value-type="string">
            <text:p>4050</text:p>
          </table:table-cell>
          <table:table-cell table:style-name="ce23" table:formula="oooc:=SUM([.G4:.G8])" office:value-type="string">
            <text:p>2413</text:p>
          </table:table-cell>
        </table:table-row>
      </table:table>
      <table:table table:name="offender-age-gender-and-race" table:style-name="ta9" table:print="false">
        <office:forms form:automatic-focus="false" form:apply-design-mode="false"/>
        <table:table-column table:style-name="co24" table:default-cell-style-name="ce15"/>
        <table:table-column table:style-name="co23" table:default-cell-style-name="ce15" table:number-columns-repeated="255"/>
        <table:table-row table:style-name="ro2">
          <table:table-cell table:style-name="ce24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-18</text:p>
          </table:table-cell>
          <table:table-cell table:style-name="ce22" office:value-type="string">
            <text:p>19-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-18</text:p>
          </table:table-cell>
          <table:table-cell table:style-name="ce22" office:value-type="string">
            <text:p>19-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1" office:value-type="float" office:value="2327">
            <text:p>2327</text:p>
          </table:table-cell>
          <table:table-cell table:style-name="ce21" office:value-type="float" office:value="3708">
            <text:p>3708</text:p>
          </table:table-cell>
          <table:table-cell table:style-name="ce21" office:value-type="float" office:value="1949">
            <text:p>1949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319">
            <text:p>319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1" office:value-type="float" office:value="6454">
            <text:p>6454</text:p>
          </table:table-cell>
          <table:table-cell table:style-name="ce21" office:value-type="float" office:value="5919">
            <text:p>5919</text:p>
          </table:table-cell>
          <table:table-cell table:style-name="ce21" office:value-type="float" office:value="1855">
            <text:p>1855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1001">
            <text:p>1001</text:p>
          </table:table-cell>
          <table:table-cell table:style-name="ce21" office:value-type="float" office:value="401">
            <text:p>401</text:p>
          </table:table-cell>
        </table:table-row>
        <table:table-row table:style-name="ro2">
          <table:table-cell table:style-name="ce22" office:value-type="string">
            <text:p>American Indian/Alaskan Nativ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ific Islander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table:formula="oooc:=SUM([.B4:.B8])" office:value-type="string">
            <text:p>9145</text:p>
          </table:table-cell>
          <table:table-cell table:style-name="ce23" table:formula="oooc:=SUM([.C4:.C8])" office:value-type="string">
            <text:p>9741</text:p>
          </table:table-cell>
          <table:table-cell table:style-name="ce23" table:formula="oooc:=SUM([.D4:.D8])" office:value-type="string">
            <text:p>3860</text:p>
          </table:table-cell>
          <table:table-cell table:style-name="ce23" table:formula="oooc:=SUM([.E4:.E8])" office:value-type="string">
            <text:p>863</text:p>
          </table:table-cell>
          <table:table-cell table:style-name="ce23" table:formula="oooc:=SUM([.F4:.F8])" office:value-type="string">
            <text:p>1669</text:p>
          </table:table-cell>
          <table:table-cell table:style-name="ce23" table:formula="oooc:=SUM([.G4:.G8])" office:value-type="string">
            <text:p>7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suspected-of-using-dur" style:display-name="PageStyle_offender-suspected-of-using-du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ictim-resident-status" style:display-name="PageStyle_victim-resident-statu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olent-crime-location-by-offen" style:display-name="PageStyle_violent-crime-location-by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olent-crime-by-day-of-week-an" style:display-name="PageStyle_violent-crime-by-day-of-week-a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ype-of-weapon-force-involved-d" style:display-name="PageStyle_type-of-weapon-force-involved-d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ype-injury-sustained-during-of" style:display-name="PageStyle_type-injury-sustained-during-of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